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What is JavaScript; is it a Java knockoff, a variation of Java, or something else entirely. Java script was originally developed by Netscape as an Object Scripting Language. JavaScript is a prototype <text:s/>dialect of ECMAScript. JavaScript has been influenced by many different Software languages and is designed to “look” like Java, as well as C ++. Java Script has also been programed to function as both a procedural oriented and object oriented language.</text:p>
      <text:p text:style-name="Standard"><text:tab/>While JavaScript and Java look similar they are seperate and different in many way. It is true that they share a common ancestor (C ++), it is also true that they both look similar (because JavaScript was made to look similar to Java, as well as share similar rules); however these are about the only similarities. JavaScript has a dynamic typing system, meaning that a variable can hold an object of any type without restrictions, Java has a static typing system, meaning its variables are restricted. JavaScript's code is loaded from human readable code, while Java is loaded from compiled byte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9-01-14T10:48:41</meta:creation-date>
    <dc:date>2009-01-14T11:55:08</dc:date>
    <dc:language>en-US</dc:language>
    <meta:editing-cycles>2</meta:editing-cycles>
    <meta:editing-duration>PT1H6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72" meta:character-count="1056"/>
  </office:meta>
</office:document-meta>
</file>